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fill="solid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="none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111111" draw:fill="none" draw:fill-color="#ffff00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7.506cm" svg:height="2.647cm" svg:x="9.024cm" svg:y="6.018cm"><text:p text:style-name="P1">DeepCommun</text:p></draw:ellipse><draw:ellipse text:anchor-type="paragraph" draw:z-index="1" draw:style-name="gr2" draw:text-style-name="P1" svg:width="3.777cm" svg:height="1.685cm" svg:x="0.75cm" svg:y="3.298cm"><text:p text:style-name="P1">Vidéos wtf</text:p></draw:ellipse><draw:ellipse text:anchor-type="paragraph" draw:z-index="2" draw:style-name="gr2" draw:text-style-name="P1" svg:width="4.091cm" svg:height="1.758cm" svg:x="0.026cm" svg:y="6.477cm"><text:p text:style-name="P1">Facts</text:p></draw:ellipse><draw:ellipse text:anchor-type="paragraph" draw:z-index="3" draw:style-name="gr2" draw:text-style-name="P1" svg:width="3.945cm" svg:height="1.708cm" svg:x="21.579cm" svg:y="4.815cm"><text:p text:style-name="P1">Liberté de poster des trucs ?</text:p></draw:ellipse><draw:ellipse text:anchor-type="paragraph" draw:z-index="4" draw:style-name="gr2" draw:text-style-name="P1" svg:width="4.691cm" svg:height="2.165cm" svg:x="0.797cm" svg:y="8.689cm"><text:p text:style-name="P1">Staff permanent</text:p></draw:ellipse><draw:ellipse text:anchor-type="paragraph" draw:z-index="5" draw:style-name="gr2" draw:text-style-name="P1" svg:width="4.209cm" svg:height="1.758cm" svg:x="2.143cm" svg:y="12.247cm"><text:p text:style-name="P1">Ordinateur</text:p></draw:ellipse><draw:ellipse text:anchor-type="paragraph" draw:z-index="6" draw:style-name="gr2" draw:text-style-name="P1" svg:width="3.897cm" svg:height="2.165cm" svg:x="7.267cm" svg:y="13.691cm"><text:p text:style-name="P1">élèves</text:p></draw:ellipse><draw:ellipse text:anchor-type="paragraph" draw:z-index="7" draw:style-name="gr2" draw:text-style-name="P1" svg:width="3.922cm" svg:height="2.022cm" svg:x="12.15cm" svg:y="14.196cm"><text:p text:style-name="P1">Sécurité</text:p></draw:ellipse><draw:ellipse text:anchor-type="paragraph" draw:z-index="8" draw:style-name="gr2" draw:text-style-name="P1" svg:width="5.389cm" svg:height="1.973cm" svg:x="17.441cm" svg:y="14.196cm"><text:p text:style-name="P1">W-L surveillée</text:p></draw:ellipse><draw:ellipse text:anchor-type="paragraph" draw:z-index="9" draw:style-name="gr2" draw:text-style-name="P1" svg:width="4.813cm" svg:height="2.117cm" svg:x="20.472cm" svg:y="10.661cm"><text:p text:style-name="P1">Trolls </text:p></draw:ellipse><draw:ellipse text:anchor-type="paragraph" draw:z-index="10" draw:style-name="gr2" draw:text-style-name="P1" svg:width="4.329cm" svg:height="2.262cm" svg:x="21.315cm" svg:y="7.391cm"><text:p text:style-name="P1">Accessibilité </text:p></draw:ellipse><draw:ellipse text:anchor-type="paragraph" draw:z-index="11" draw:style-name="gr2" draw:text-style-name="P1" svg:width="4.426cm" svg:height="1.781cm" svg:x="20.906cm" svg:y="2.459cm"><text:p text:style-name="P1">Lieu d'utilisation = accès dans collège</text:p></draw:ellipse><draw:ellipse text:anchor-type="paragraph" draw:z-index="12" draw:style-name="gr2" draw:text-style-name="P1" svg:width="4.186cm" svg:height="1.925cm" svg:x="14.796cm" svg:y="1.785cm"><text:p text:style-name="P1">Entretien</text:p></draw:ellipse><draw:ellipse text:anchor-type="paragraph" draw:z-index="13" draw:style-name="gr2" draw:text-style-name="P1" svg:width="4.354cm" svg:height="1.708cm" svg:x="7.629cm" svg:y="1.857cm"><text:p text:style-name="P1">Photos wtf</text:p></draw:ellipse><draw:rect text:anchor-type="paragraph" draw:z-index="14" draw:style-name="gr2" draw:text-style-name="P1" svg:width="0.916cm" svg:height="0.77cm" svg:x="8.83cm" svg:y="10.084cm"><text:p text:style-name="P1">FC1</text:p></draw:rect><draw:rect text:anchor-type="paragraph" draw:z-index="15" draw:style-name="gr2" draw:text-style-name="P1" svg:width="1.034cm" svg:height="0.795cm" svg:x="17.106cm" svg:y="5.634cm"><text:p text:style-name="P1">FC8</text:p></draw:rect><draw:rect text:anchor-type="paragraph" draw:z-index="16" draw:style-name="gr2" draw:text-style-name="P1" svg:width="1.444cm" svg:height="0.698cm" svg:x="6.306cm" svg:y="7.269cm"><text:p text:style-name="P1">FC12</text:p></draw:rect><draw:rect text:anchor-type="paragraph" draw:z-index="17" draw:style-name="gr2" draw:text-style-name="P1" svg:width="0.987cm" svg:height="0.747cm" svg:x="6.763cm" svg:y="5.659cm"><text:p text:style-name="P1">FC11</text:p></draw:rect><draw:rect text:anchor-type="paragraph" draw:z-index="18" draw:style-name="gr2" draw:text-style-name="P2" svg:width="1.108cm" svg:height="0.652cm" svg:x="9.696cm" svg:y="5.106cm"><text:p text:style-name="P1"><text:span text:style-name="T1">FC10</text:span></text:p></draw:rect><draw:rect text:anchor-type="paragraph" draw:z-index="19" draw:style-name="gr2" draw:text-style-name="P1" svg:width="1.156cm" svg:height="0.65cm" svg:x="14.579cm" svg:y="5.105cm"><text:p text:style-name="P1">FC9</text:p></draw:rect><draw:rect text:anchor-type="paragraph" draw:z-index="20" draw:style-name="gr2" draw:text-style-name="P1" svg:width="1.059cm" svg:height="0.675cm" svg:x="18.861cm" svg:y="6.064cm"><text:p text:style-name="P1">FC7</text:p></draw:rect><draw:rect text:anchor-type="paragraph" draw:z-index="21" draw:style-name="gr2" draw:text-style-name="P1" svg:width="1.107cm" svg:height="0.699cm" svg:x="17.731cm" svg:y="8.087cm"><text:p text:style-name="P1">FC6</text:p></draw:rect><draw:rect text:anchor-type="paragraph" draw:z-index="22" draw:style-name="gr2" draw:text-style-name="P1" svg:width="0.987cm" svg:height="0.795cm" svg:x="16.431cm" svg:y="9.243cm"><text:p text:style-name="P1">FC5</text:p></draw:rect><draw:rect text:anchor-type="paragraph" draw:z-index="23" draw:style-name="gr2" draw:text-style-name="P1" svg:width="0.892cm" svg:height="0.699cm" svg:x="14.988cm" svg:y="9.795cm"><text:p text:style-name="P1">FC4</text:p></draw:rect><draw:rect text:anchor-type="paragraph" draw:z-index="24" draw:style-name="gr2" draw:text-style-name="P1" svg:width="1.107cm" svg:height="0.627cm" svg:x="13.16cm" svg:y="10.372cm"><text:p text:style-name="P1">FC3</text:p></draw:rect><draw:rect text:anchor-type="paragraph" draw:z-index="26" draw:style-name="gr2" draw:text-style-name="P1" svg:width="1.086cm" svg:height="0.77cm" svg:x="7.17cm" svg:y="9.146cm"><text:p text:style-name="P1">FC13</text:p></draw:rect><draw:rect text:anchor-type="paragraph" draw:z-index="25" draw:style-name="gr2" draw:text-style-name="P1" svg:width="1.156cm" svg:height="0.65cm" svg:x="10.707cm" svg:y="10.469cm"><text:p text:style-name="P1">FC2</text:p></draw:rect><draw:ellipse text:anchor-type="paragraph" draw:z-index="27" draw:style-name="gr3" draw:text-style-name="P1" svg:width="0.842cm" svg:height="0.652cm" svg:x="7.557cm" svg:y="12.561cm"><text:p text:style-name="P1">FP</text:p></draw:ellipse><draw:custom-shape text:anchor-type="paragraph" draw:z-index="28" draw:style-name="gr4" svg:width="3.753cm" svg:height="2.262cm" svg:x="5.8cm" svg:y="12.561cm"><text:p/><draw:enhanced-geometry svg:viewBox="0 0 21600 21600" draw:type="block-arc" draw:modifiers="-176.386626121082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line text:anchor-type="paragraph" draw:z-index="29" draw:style-name="gr5" draw:text-style-name="P1" svg:x1="9.576cm" svg:y1="13.619cm" svg:x2="9.576cm" svg:y2="13.813cm"><text:p/></draw:line><draw:line text:anchor-type="paragraph" draw:z-index="30" draw:style-name="gr5" draw:text-style-name="P1" svg:x1="11.019cm" svg:y1="8.472cm" svg:x2="9.745cm" svg:y2="10.084cm"><text:p/></draw:line><draw:line text:anchor-type="paragraph" draw:z-index="31" draw:style-name="gr5" draw:text-style-name="P1" svg:x1="8.83cm" svg:y1="10.853cm" svg:x2="6.352cm" svg:y2="13.042cm"><text:p/></draw:line><draw:line text:anchor-type="paragraph" draw:z-index="32" draw:style-name="gr5" draw:text-style-name="P1" svg:x1="11.813cm" svg:y1="8.664cm" svg:x2="11.261cm" svg:y2="10.468cm"><text:p/></draw:line><draw:line text:anchor-type="paragraph" draw:z-index="33" draw:style-name="gr5" draw:text-style-name="P1" svg:x1="11.019cm" svg:y1="11.118cm" svg:x2="9.576cm" svg:y2="13.692cm"><text:p/></draw:line><draw:line text:anchor-type="paragraph" draw:z-index="34" draw:style-name="gr5" draw:text-style-name="P1" svg:x1="13.69cm" svg:y1="10.998cm" svg:x2="13.81cm" svg:y2="14.196cm"><text:p/></draw:line><draw:line text:anchor-type="paragraph" draw:z-index="35" draw:style-name="gr5" draw:text-style-name="P1" svg:x1="13.642cm" svg:y1="8.664cm" svg:x2="13.714cm" svg:y2="10.371cm"><text:p/></draw:line><draw:line text:anchor-type="paragraph" draw:z-index="36" draw:style-name="gr5" draw:text-style-name="P1" svg:x1="14.748cm" svg:y1="8.497cm" svg:x2="15.397cm" svg:y2="9.795cm"><text:p/></draw:line><draw:line text:anchor-type="paragraph" draw:z-index="37" draw:style-name="gr5" draw:text-style-name="P1" svg:x1="15.879cm" svg:y1="10.493cm" svg:x2="18.283cm" svg:y2="14.509cm"><text:p/></draw:line><draw:line text:anchor-type="paragraph" draw:z-index="38" draw:style-name="gr5" draw:text-style-name="P1" svg:x1="15.831cm" svg:y1="8.087cm" svg:x2="16.745cm" svg:y2="9.242cm"><text:p/></draw:line><draw:line text:anchor-type="paragraph" draw:z-index="39" draw:style-name="gr5" draw:text-style-name="P1" svg:x1="17.417cm" svg:y1="9.82cm" svg:x2="20.472cm" svg:y2="11.937cm"><text:p/></draw:line><draw:line text:anchor-type="paragraph" draw:z-index="40" draw:style-name="gr5" draw:text-style-name="P1" svg:x1="16.36cm" svg:y1="7.798cm" svg:x2="21.315cm" svg:y2="8.472cm"><text:p/></draw:line><draw:line text:anchor-type="paragraph" draw:z-index="41" draw:style-name="gr5" draw:text-style-name="P1" svg:x1="16.529cm" svg:y1="7.149cm" svg:x2="18.861cm" svg:y2="6.738cm"><text:p/></draw:line><draw:line text:anchor-type="paragraph" draw:z-index="42" draw:style-name="gr5" draw:text-style-name="P1" svg:x1="19.92cm" svg:y1="6.738cm" svg:x2="22.204cm" svg:y2="6.332cm"><text:p/></draw:line><draw:line text:anchor-type="paragraph" draw:z-index="43" draw:style-name="gr5" draw:text-style-name="P1" svg:x1="16.215cm" svg:y1="6.91cm" svg:x2="17.249cm" svg:y2="6.428cm"><text:p/></draw:line><draw:line text:anchor-type="paragraph" draw:z-index="44" draw:style-name="gr5" draw:text-style-name="P1" svg:x1="18.14cm" svg:y1="5.633cm" svg:x2="21.795cm" svg:y2="4.023cm"><text:p/></draw:line><draw:line text:anchor-type="paragraph" draw:z-index="45" draw:style-name="gr5" draw:text-style-name="P1" svg:x1="14.988cm" svg:y1="6.308cm" svg:x2="15.373cm" svg:y2="5.754cm"><text:p/></draw:line><draw:line text:anchor-type="paragraph" draw:z-index="46" draw:style-name="gr5" draw:text-style-name="P1" svg:x1="15.734cm" svg:y1="5.274cm" svg:x2="16.745cm" svg:y2="3.709cm"><text:p/></draw:line><draw:line text:anchor-type="paragraph" draw:z-index="47" draw:style-name="gr5" draw:text-style-name="P1" svg:x1="10.947cm" svg:y1="6.163cm" svg:x2="10.802cm" svg:y2="5.756cm"><text:p/></draw:line><draw:line text:anchor-type="paragraph" draw:z-index="48" draw:style-name="gr5" draw:text-style-name="P1" svg:x1="10.562cm" svg:y1="5.107cm" svg:x2="10.01cm" svg:y2="3.565cm"><text:p/></draw:line><draw:line text:anchor-type="paragraph" draw:z-index="49" draw:style-name="gr5" draw:text-style-name="P1" svg:x1="7.749cm" svg:y1="6.14cm" svg:x2="9.217cm" svg:y2="6.861cm"><text:p/></draw:line><draw:line text:anchor-type="paragraph" draw:z-index="50" draw:style-name="gr5" draw:text-style-name="P1" svg:x1="6.763cm" svg:y1="5.658cm" svg:x2="4.526cm" svg:y2="4.383cm"><text:p/></draw:line><draw:line text:anchor-type="paragraph" draw:z-index="51" draw:style-name="gr5" draw:text-style-name="P1" svg:x1="4.117cm" svg:y1="7.318cm" svg:x2="6.306cm" svg:y2="7.269cm"><text:p/></draw:line><draw:line text:anchor-type="paragraph" draw:z-index="52" draw:style-name="gr5" draw:text-style-name="P1" svg:x1="7.749cm" svg:y1="7.269cm" svg:x2="9.024cm" svg:y2="7.391cm"><text:p/></draw:line><draw:line text:anchor-type="paragraph" draw:z-index="53" draw:style-name="gr5" draw:text-style-name="P1" svg:x1="5.487cm" svg:y1="9.915cm" svg:x2="7.17cm" svg:y2="9.435cm"><text:p/></draw:line><draw:line text:anchor-type="paragraph" draw:z-index="54" draw:style-name="gr5" draw:text-style-name="P1" svg:x1="8.255cm" svg:y1="9.146cm" svg:x2="9.961cm" svg:y2="8.257cm"><text:p/></draw:line><draw:line text:anchor-type="paragraph" draw:z-index="55" draw:style-name="gr6" draw:text-style-name="P1" svg:x1="11.478cm" svg:y1="8.664cm" svg:x2="8.398cm" svg:y2="12.5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13T08:37:04.98</meta:creation-date>
    <dc:date>2015-04-28T12:57:54.82</dc:date>
    <meta:editing-duration>PT12M2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0" meta:word-count="0" meta:character-count="0"/>
  </office:meta>
</office:document-meta>
</file>